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language-asian="ko" style:country-asian="KR"/>
    </style:style>
    <style:style style:name="P2" style:family="paragraph" style:parent-style-name="Header">
      <style:text-properties fo:background-color="transparent"/>
    </style:style>
    <style:style style:name="P3" style:family="paragraph" style:parent-style-name="Header">
      <style:paragraph-properties fo:text-align="start" style:justify-single-word="false"/>
      <style:text-properties officeooo:rsid="0016fd39" officeooo:paragraph-rsid="0016fd39" fo:background-color="transparent"/>
    </style:style>
    <style:style style:name="P4" style:family="paragraph" style:parent-style-name="Header">
      <style:paragraph-properties fo:text-align="end" style:justify-single-word="false"/>
      <style:text-properties fo:background-color="transparent"/>
    </style:style>
    <style:style style:name="P5" style:family="paragraph" style:parent-style-name="Footer">
      <style:text-properties fo:background-color="#ffff00"/>
    </style:style>
    <style:style style:name="P6" style:family="paragraph" style:parent-style-name="Standard">
      <style:text-properties officeooo:paragraph-rsid="002b62eb" fo:background-color="transparent"/>
    </style:style>
    <style:style style:name="P7" style:family="paragraph" style:parent-style-name="Standard">
      <style:text-properties style:font-name="Liberation Mono" fo:font-size="10pt" fo:background-color="transparent" style:font-size-asian="10pt" style:font-size-complex="10pt"/>
    </style:style>
    <style:style style:name="P8" style:family="paragraph" style:parent-style-name="Standard">
      <style:text-properties officeooo:paragraph-rsid="00339b04"/>
    </style:style>
    <style:style style:name="P9" style:family="paragraph" style:parent-style-name="Standard">
      <style:text-properties officeooo:rsid="0043a41f" officeooo:paragraph-rsid="0043a41f"/>
    </style:style>
    <style:style style:name="P10" style:family="paragraph" style:parent-style-name="Standard">
      <style:text-properties officeooo:paragraph-rsid="0050e2cb"/>
    </style:style>
    <style:style style:name="P11" style:family="paragraph" style:parent-style-name="Standard">
      <style:text-properties officeooo:paragraph-rsid="0052dceb"/>
    </style:style>
    <style:style style:name="P12" style:family="paragraph" style:parent-style-name="Standard">
      <style:text-properties officeooo:rsid="0050e216" officeooo:paragraph-rsid="0050e2cb"/>
    </style:style>
    <style:style style:name="P13" style:family="paragraph" style:parent-style-name="Standard">
      <style:text-properties officeooo:rsid="0050e216" officeooo:paragraph-rsid="0052dceb"/>
    </style:style>
    <style:style style:name="P14" style:family="paragraph" style:parent-style-name="Standard">
      <style:text-properties style:use-window-font-color="true" style:font-name="Courier New" fo:font-size="12pt" fo:language="en" fo:country="US" officeooo:rsid="0052dceb" officeooo:paragraph-rsid="0052dceb" style:font-name-asian="Batang" style:font-size-asian="12pt" style:font-name-complex="Courier New" style:font-size-complex="12pt" style:language-complex="ar" style:country-complex="SA"/>
    </style:style>
    <style:style style:name="P15" style:family="paragraph" style:parent-style-name="RFC_20_Figure">
      <style:text-properties fo:background-color="#ffff00"/>
    </style:style>
    <style:style style:name="P16" style:family="paragraph" style:parent-style-name="RFC_20_Figure">
      <style:text-properties fo:background-color="transparent"/>
    </style:style>
    <style:style style:name="P17" style:family="paragraph" style:parent-style-name="RFC_20_Figure">
      <style:text-properties officeooo:rsid="002f5a56" officeooo:paragraph-rsid="0035d64b" fo:background-color="transparent"/>
    </style:style>
    <style:style style:name="P18" style:family="paragraph" style:parent-style-name="RFC_20_Figure">
      <style:text-properties officeooo:rsid="002f5a56" officeooo:paragraph-rsid="002f5a56" fo:background-color="transparent"/>
    </style:style>
    <style:style style:name="P19" style:family="paragraph" style:parent-style-name="RFC_20_Figure">
      <style:text-properties officeooo:rsid="002f5a56" officeooo:paragraph-rsid="004eb50f" fo:background-color="transparent"/>
    </style:style>
    <style:style style:name="P20" style:family="paragraph" style:parent-style-name="RFC_20_Figure">
      <style:text-properties officeooo:paragraph-rsid="0035d64b" fo:background-color="transparent"/>
    </style:style>
    <style:style style:name="P21" style:family="paragraph" style:parent-style-name="RFC_20_Figure">
      <style:text-properties officeooo:paragraph-rsid="004eb50f" fo:background-color="transparent"/>
    </style:style>
    <style:style style:name="P22" style:family="paragraph" style:parent-style-name="RFC_20_Figure">
      <style:text-properties officeooo:paragraph-rsid="003129a2" fo:background-color="transparent"/>
    </style:style>
    <style:style style:name="P23" style:family="paragraph" style:parent-style-name="RFC_20_Figure">
      <style:text-properties officeooo:paragraph-rsid="0054d959" fo:background-color="transparent"/>
    </style:style>
    <style:style style:name="P24" style:family="paragraph" style:parent-style-name="RFC_20_H1_20_-_20_no_20_TOC_20_no_20_num">
      <style:text-properties fo:background-color="transparent"/>
    </style:style>
    <style:style style:name="P25" style:family="paragraph" style:parent-style-name="RFC_20_H1_20_-_20_no_20_TOC_20_no_20_num">
      <style:text-properties officeooo:rsid="002b62eb" officeooo:paragraph-rsid="002b62eb" fo:background-color="transparent"/>
    </style:style>
    <style:style style:name="P26" style:family="paragraph" style:parent-style-name="Preformatted_20_Text">
      <style:text-properties fo:background-color="transparent"/>
    </style:style>
    <style:style style:name="P27" style:family="paragraph" style:parent-style-name="Preformatted_20_Text">
      <style:text-properties officeooo:paragraph-rsid="001a177c" fo:background-color="transparent"/>
    </style:style>
    <style:style style:name="P28" style:family="paragraph" style:parent-style-name="Preformatted_20_Text">
      <style:text-properties style:use-window-font-color="true" style:font-name="Liberation Mono" fo:font-size="10pt" fo:language="en" fo:country="US" officeooo:rsid="001f5ad6" fo:background-color="#ffff00" style:font-name-asian="Noto Sans Mono CJK SC" style:font-size-asian="10pt" style:font-name-complex="Liberation Mono" style:font-size-complex="10pt" style:language-complex="ar" style:country-complex="SA"/>
    </style:style>
    <style:style style:name="P29" style:family="paragraph" style:parent-style-name="Preformatted_20_Text">
      <style:text-properties officeooo:paragraph-rsid="002b55d3"/>
    </style:style>
    <style:style style:name="P30" style:family="paragraph" style:parent-style-name="Preformatted_20_Text">
      <style:text-properties fo:language="none" fo:country="none" officeooo:paragraph-rsid="002b55d3" style:language-asian="none" style:country-asian="none"/>
    </style:style>
    <style:style style:name="P31" style:family="paragraph" style:parent-style-name="Standard">
      <style:paragraph-properties fo:margin-left="0cm" fo:margin-right="0cm" fo:text-indent="0cm" style:auto-text-indent="false"/>
      <style:text-properties officeooo:rsid="001d57b8" officeooo:paragraph-rsid="001d57b8" fo:background-color="#00ffff"/>
    </style:style>
    <style:style style:name="P32" style:family="paragraph" style:parent-style-name="Standard">
      <style:paragraph-properties fo:margin-left="0cm" fo:margin-right="0cm" fo:text-indent="0cm" style:auto-text-indent="false"/>
      <style:text-properties officeooo:paragraph-rsid="0035918a"/>
    </style:style>
    <style:style style:name="P33" style:family="paragraph" style:parent-style-name="Standard">
      <style:paragraph-properties fo:margin-left="0cm" fo:margin-right="0cm" fo:text-indent="0cm" style:auto-text-indent="false"/>
      <style:text-properties officeooo:rsid="003129a2" officeooo:paragraph-rsid="004069f5"/>
    </style:style>
    <style:style style:name="P34" style:family="paragraph" style:parent-style-name="RFC_20_Figure">
      <style:paragraph-properties fo:margin-left="0cm" fo:margin-right="0cm" fo:text-indent="0cm" style:auto-text-indent="false"/>
      <style:text-properties officeooo:paragraph-rsid="0039e9a2" fo:background-color="transparent"/>
    </style:style>
    <style:style style:name="P35" style:family="paragraph" style:parent-style-name="RFC_20_Figure">
      <style:paragraph-properties fo:margin-left="0cm" fo:margin-right="0cm" fo:text-indent="0cm" style:auto-text-indent="false"/>
      <style:text-properties officeooo:paragraph-rsid="0038a35d" fo:background-color="transparent"/>
    </style:style>
    <style:style style:name="P36" style:family="paragraph" style:parent-style-name="RFC_20_Figure">
      <style:paragraph-properties fo:margin-left="0cm" fo:margin-right="0cm" fo:text-indent="0cm" style:auto-text-indent="false"/>
      <style:text-properties officeooo:paragraph-rsid="00506538" fo:background-color="transparent"/>
    </style:style>
    <style:style style:name="P37" style:family="paragraph" style:parent-style-name="RFC_20_Figure">
      <style:paragraph-properties fo:margin-left="0cm" fo:margin-right="0cm" fo:text-indent="0cm" style:auto-text-indent="false"/>
      <style:text-properties officeooo:paragraph-rsid="0050e2cb" fo:background-color="transparent"/>
    </style:style>
    <style:style style:name="P38" style:family="paragraph" style:parent-style-name="Standard">
      <style:paragraph-properties fo:margin-left="0cm" fo:margin-right="0cm" fo:text-indent="0cm" style:auto-text-indent="false" fo:break-before="page"/>
      <style:text-properties fo:background-color="#ffff00"/>
    </style:style>
    <style:style style:name="P39"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3a41f" officeooo:paragraph-rsid="004496ed"/>
    </style:style>
    <style:style style:name="P40"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3a41f" officeooo:paragraph-rsid="00475fc7"/>
    </style:style>
    <style:style style:name="P41"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paragraph-rsid="00475fc7"/>
    </style:style>
    <style:style style:name="P42" style:family="paragraph" style:parent-style-name="Standard">
      <style:paragraph-properties fo:margin-left="0cm" fo:margin-right="0cm" fo:margin-top="0cm" fo:margin-bottom="0.021cm" loext:contextual-spacing="false" fo:line-height="100%" fo:text-indent="0cm" style:auto-text-indent="false"/>
      <style:text-properties officeooo:rsid="0043a41f" officeooo:paragraph-rsid="004496ed"/>
    </style:style>
    <style:style style:name="P43" style:family="paragraph" style:parent-style-name="Standard">
      <style:paragraph-properties fo:margin-left="0cm" fo:margin-right="0cm" fo:margin-top="0cm" fo:margin-bottom="0.021cm" loext:contextual-spacing="false" fo:line-height="100%" fo:text-indent="0cm" style:auto-text-indent="false"/>
      <style:text-properties officeooo:rsid="0043a41f" officeooo:paragraph-rsid="0050e2cb"/>
    </style:style>
    <style:style style:name="P44" style:family="paragraph" style:parent-style-name="Standard">
      <style:paragraph-properties fo:margin-left="0cm" fo:margin-right="0cm" fo:margin-top="0cm" fo:margin-bottom="0.021cm" loext:contextual-spacing="false" fo:line-height="100%" fo:text-indent="0cm" style:auto-text-indent="false"/>
      <style:text-properties officeooo:paragraph-rsid="0050e2cb"/>
    </style:style>
    <style:style style:name="P45"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reak-before="pag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3a41f" officeooo:paragraph-rsid="00475fc7"/>
    </style:style>
    <style:style style:name="P46" style:family="paragraph" style:parent-style-name="Contents_20_1">
      <style:text-properties style:font-name="Calibri" fo:font-size="11pt" fo:language="none" fo:country="none" style:font-name-asian="Times New Roman" style:font-size-asian="11pt" style:language-asian="none" style:country-asian="none" style:font-name-complex="Times New Roman" style:font-size-complex="11pt"/>
    </style:style>
    <style:style style:name="P47" style:family="paragraph" style:parent-style-name="Preformatted_20_Text">
      <style:paragraph-properties fo:margin-top="0cm" fo:margin-bottom="0.499cm" loext:contextual-spacing="false"/>
    </style:style>
    <style:style style:name="P48" style:family="paragraph" style:parent-style-name="Standard">
      <style:paragraph-properties fo:margin-top="0cm" fo:margin-bottom="0.021cm" loext:contextual-spacing="false" fo:line-height="100%"/>
      <style:text-properties officeooo:rsid="0043a41f" officeooo:paragraph-rsid="0043a41f"/>
    </style:style>
    <style:style style:name="P49" style:family="paragraph" style:parent-style-name="Standard">
      <style:paragraph-properties fo:margin-top="0cm" fo:margin-bottom="0.021cm" loext:contextual-spacing="false" fo:line-height="100%"/>
      <style:text-properties officeooo:rsid="0043a41f" officeooo:paragraph-rsid="00475fc7"/>
    </style:style>
    <style:style style:name="P50" style:family="paragraph" style:parent-style-name="Standard">
      <style:paragraph-properties fo:margin-top="0cm" fo:margin-bottom="0.021cm" loext:contextual-spacing="false" fo:line-height="100%"/>
      <style:text-properties officeooo:rsid="0043a41f" officeooo:paragraph-rsid="0050e2cb"/>
    </style:style>
    <style:style style:name="P51" style:family="paragraph" style:parent-style-name="Standard">
      <style:paragraph-properties fo:margin-top="0cm" fo:margin-bottom="0.021cm" loext:contextual-spacing="false" fo:line-height="100%"/>
      <style:text-properties officeooo:rsid="0043a41f" officeooo:paragraph-rsid="00537232"/>
    </style:style>
    <style:style style:name="P52" style:family="paragraph" style:parent-style-name="Standard">
      <style:paragraph-properties fo:margin-top="0cm" fo:margin-bottom="0.021cm" loext:contextual-spacing="false" fo:line-height="100%"/>
      <style:text-properties officeooo:rsid="004496ed" officeooo:paragraph-rsid="004496ed"/>
    </style:style>
    <style:style style:name="P53" style:family="paragraph" style:parent-style-name="Standard">
      <style:paragraph-properties fo:margin-top="0cm" fo:margin-bottom="0.021cm" loext:contextual-spacing="false" fo:line-height="100%"/>
      <style:text-properties officeooo:rsid="004496ed" officeooo:paragraph-rsid="00475fc7"/>
    </style:style>
    <style:style style:name="P54" style:family="paragraph" style:parent-style-name="Standard">
      <style:paragraph-properties fo:margin-top="0cm" fo:margin-bottom="0.021cm" loext:contextual-spacing="false" fo:line-height="100%"/>
      <style:text-properties officeooo:rsid="004496ed" officeooo:paragraph-rsid="0050e2cb"/>
    </style:style>
    <style:style style:name="P55" style:family="paragraph" style:parent-style-name="Standard">
      <style:paragraph-properties fo:margin-top="0cm" fo:margin-bottom="0.021cm" loext:contextual-spacing="false" fo:line-height="100%"/>
      <style:text-properties officeooo:rsid="004496ed" officeooo:paragraph-rsid="0052dceb"/>
    </style:style>
    <style:style style:name="P56" style:family="paragraph" style:parent-style-name="Standard">
      <style:paragraph-properties fo:margin-top="0cm" fo:margin-bottom="0.021cm" loext:contextual-spacing="false" fo:line-height="100%"/>
      <style:text-properties officeooo:paragraph-rsid="00537232"/>
    </style:style>
    <style:style style:name="P57" style:family="paragraph" style:parent-style-name="Standard">
      <style:paragraph-properties fo:margin-top="0cm" fo:margin-bottom="0.021cm" loext:contextual-spacing="false" fo:line-height="100%"/>
      <style:text-properties officeooo:rsid="00537232" officeooo:paragraph-rsid="00537232"/>
    </style:style>
    <style:style style:name="P58" style:family="paragraph" style:parent-style-name="Standard">
      <style:paragraph-properties fo:margin-top="0cm" fo:margin-bottom="0.021cm" loext:contextual-spacing="false" fo:line-height="100%"/>
      <style:text-properties style:use-window-font-color="true" style:font-name="Courier New" fo:font-size="12pt" fo:language="en" fo:country="US" officeooo:rsid="0052dceb" officeooo:paragraph-rsid="00537232" style:font-name-asian="Batang" style:font-size-asian="12pt" style:font-name-complex="Courier New" style:font-size-complex="12pt" style:language-complex="ar" style:country-complex="SA"/>
    </style:style>
    <style:style style:name="P59" style:family="paragraph" style:parent-style-name="Standard">
      <style:paragraph-properties fo:margin-top="0cm" fo:margin-bottom="0.021cm" loext:contextual-spacing="false" fo:line-height="100%"/>
      <style:text-properties style:use-window-font-color="true" style:font-name="Courier New" fo:font-size="12pt" fo:language="en" fo:country="US" officeooo:rsid="00537232" officeooo:paragraph-rsid="00537232" style:font-name-asian="Batang" style:font-size-asian="12pt" style:font-name-complex="Courier New" style:font-size-complex="12pt" style:language-complex="ar" style:country-complex="SA"/>
    </style:style>
    <style:style style:name="P60"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3a41f" officeooo:paragraph-rsid="004496ed"/>
    </style:style>
    <style:style style:name="P61"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59550" officeooo:paragraph-rsid="00459550"/>
    </style:style>
    <style:style style:name="P62"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paragraph-rsid="00459550"/>
    </style:style>
    <style:style style:name="P63"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496ed" officeooo:paragraph-rsid="004496ed"/>
    </style:style>
    <style:style style:name="P64" style:family="paragraph" style:parent-style-name="Standard" style:master-page-name="">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style:page-number="auto"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officeooo:rsid="004496ed" officeooo:paragraph-rsid="004496ed"/>
    </style:style>
    <style:style style:name="P65" style:family="paragraph" style:parent-style-name="Title" style:master-page-name="Standard">
      <style:paragraph-properties style:page-number="auto"/>
    </style:style>
    <style:style style:name="P66" style:family="paragraph" style:parent-style-name="Caption_20__28_user_29_" style:list-style-name="">
      <style:paragraph-properties fo:margin-left="0cm" fo:margin-right="0cm" fo:text-indent="0cm" style:auto-text-indent="false"/>
      <style:text-properties fo:background-color="#ffff00"/>
    </style:style>
    <style:style style:name="P67" style:family="paragraph" style:parent-style-name="Contents_20_1">
      <style:paragraph-properties>
        <style:tab-stops>
          <style:tab-stop style:position="18.288cm" style:type="right" style:leader-style="dotted" style:leader-text="."/>
        </style:tab-stops>
      </style:paragraph-properties>
    </style:style>
    <style:style style:name="P68" style:family="paragraph" style:parent-style-name="Contents_20_2">
      <style:paragraph-properties>
        <style:tab-stops>
          <style:tab-stop style:position="18.288cm"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Heading_20_1">
      <style:text-properties style:use-window-font-color="true" style:font-name="Courier New" fo:font-size="12pt" fo:language="en" fo:country="US" officeooo:rsid="001ecaff" officeooo:paragraph-rsid="001ecaff" fo:background-color="#00ffff" style:font-name-asian="Batang" style:font-size-asian="12pt" style:font-name-complex="Courier New" style:font-size-complex="12pt" style:language-complex="ar" style:country-complex="SA"/>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style:font-name="Calibri" fo:font-size="11pt" fo:language="none" fo:country="none" style:font-name-asian="Times New Roman" style:font-size-asian="11pt" style:language-asian="none" style:country-asian="none" style:font-name-complex="Times New Roman" style:font-size-complex="11pt"/>
    </style:style>
    <style:style style:name="P73" style:family="paragraph" style:parent-style-name="Heading_20_2">
      <style:text-properties style:use-window-font-color="true" style:font-name="Courier New" fo:font-size="12pt" fo:language="en" fo:country="US" officeooo:rsid="003e9fbc" officeooo:paragraph-rsid="003e9fbc" style:font-name-asian="Batang" style:font-size-asian="12pt" style:font-name-complex="Arial" style:font-size-complex="14pt" style:language-complex="ar" style:country-complex="SA" style:font-style-complex="italic" style:font-weight-complex="bold"/>
    </style:style>
    <style:style style:name="P74" style:family="paragraph" style:parent-style-name="Heading_20_2">
      <style:text-properties officeooo:paragraph-rsid="004069f5"/>
    </style:style>
    <style:style style:name="P75" style:family="paragraph" style:parent-style-name="Heading_20_2">
      <style:text-properties officeooo:rsid="004eb50f" officeooo:paragraph-rsid="004eb50f"/>
    </style:style>
    <style:style style:name="P76" style:family="paragraph" style:parent-style-name="Heading_20_2">
      <style:text-properties officeooo:rsid="0050e216" officeooo:paragraph-rsid="0050e216"/>
    </style:style>
    <style:style style:name="P77" style:family="paragraph" style:parent-style-name="Heading_20_2">
      <style:text-properties officeooo:paragraph-rsid="0056dd83"/>
    </style:style>
    <style:style style:name="P78" style:family="paragraph" style:parent-style-name="Preformatted_20_Text">
      <style:paragraph-properties fo:margin-top="0cm" fo:margin-bottom="0.499cm" loext:contextual-spacing="false"/>
      <style:text-properties style:use-window-font-color="true" style:font-name="Liberation Mono" fo:font-size="10pt" fo:language="en" fo:country="US" officeooo:rsid="001f8242" style:font-name-asian="Noto Sans Mono CJK SC" style:font-size-asian="10pt" style:font-name-complex="Liberation Mono" style:font-size-complex="10pt" style:language-complex="ar" style:country-complex="SA"/>
    </style:style>
    <style:style style:name="P79" style:family="paragraph" style:parent-style-name="Standard" style:list-style-name="List_20_1">
      <style:text-properties officeooo:paragraph-rsid="0035d64b"/>
    </style:style>
    <style:style style:name="P80" style:family="paragraph" style:parent-style-name="Standard" style:list-style-name="List_20_1">
      <style:text-properties officeooo:rsid="0035918a" officeooo:paragraph-rsid="0035918a"/>
    </style:style>
    <style:style style:name="P81" style:family="paragraph" style:parent-style-name="Standard" style:list-style-name="List_20_1">
      <style:text-properties officeooo:rsid="0035918a" officeooo:paragraph-rsid="0035d64b"/>
    </style:style>
    <style:style style:name="P82" style:family="paragraph" style:parent-style-name="Standard">
      <style:text-properties officeooo:paragraph-rsid="0056dd83"/>
    </style:style>
    <style:style style:name="P83" style:family="paragraph" style:parent-style-name="Standard">
      <style:paragraph-properties fo:break-before="page"/>
    </style:style>
    <style:style style:name="T1" style:family="text">
      <style:text-properties officeooo:rsid="001a177c"/>
    </style:style>
    <style:style style:name="T2" style:family="text">
      <style:text-properties officeooo:rsid="00175317"/>
    </style:style>
    <style:style style:name="T3"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T4"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T5"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T6" style:family="text">
      <style:text-properties style:use-window-font-color="true" style:font-name="Courier New" fo:font-size="12pt" fo:language="en" fo:country="US" officeooo:rsid="00339b04" style:font-name-asian="Batang" style:font-size-asian="12pt" style:font-name-complex="Courier New" style:font-size-complex="12pt" style:language-complex="ar" style:country-complex="SA"/>
    </style:style>
    <style:style style:name="T7" style:family="text">
      <style:text-properties style:use-window-font-color="true" style:font-name="Courier New" fo:font-size="12pt" fo:language="en" fo:country="US" officeooo:rsid="0035918a" style:font-name-asian="Batang" style:font-size-asian="12pt" style:font-name-complex="Courier New" style:font-size-complex="12pt" style:language-complex="ar" style:country-complex="SA"/>
    </style:style>
    <style:style style:name="T8" style:family="text">
      <style:text-properties style:use-window-font-color="true" style:font-name="Courier New" fo:font-size="12pt" fo:language="en" fo:country="US" officeooo:rsid="0035d64b" style:font-name-asian="Batang" style:font-size-asian="12pt" style:font-name-complex="Courier New" style:font-size-complex="12pt" style:language-complex="ar" style:country-complex="SA"/>
    </style:style>
    <style:style style:name="T9" style:family="text">
      <style:text-properties style:use-window-font-color="true" style:font-name="Courier New" fo:font-size="12pt" fo:language="en" fo:country="US" officeooo:rsid="0036ae6b" style:font-name-asian="Batang" style:font-size-asian="12pt" style:font-name-complex="Courier New" style:font-size-complex="12pt" style:language-complex="ar" style:country-complex="SA"/>
    </style:style>
    <style:style style:name="T10" style:family="text">
      <style:text-properties style:use-window-font-color="true" style:font-name="Courier New" fo:font-size="12pt" fo:language="en" fo:country="US" officeooo:rsid="003b7ba2" style:font-name-asian="Batang" style:font-size-asian="12pt" style:font-name-complex="Courier New" style:font-size-complex="12pt" style:language-complex="ar" style:country-complex="SA"/>
    </style:style>
    <style:style style:name="T11" style:family="text">
      <style:text-properties style:use-window-font-color="true" style:font-name="Courier New" fo:font-size="12pt" fo:language="en" fo:country="US" officeooo:rsid="003be27c" style:font-name-asian="Batang" style:font-size-asian="12pt" style:font-name-complex="Courier New" style:font-size-complex="12pt" style:language-complex="ar" style:country-complex="SA"/>
    </style:style>
    <style:style style:name="T12" style:family="text">
      <style:text-properties style:use-window-font-color="true" style:font-name="Courier New" fo:font-size="12pt" fo:language="en" fo:country="US" officeooo:rsid="00492689" style:font-name-asian="Batang" style:font-size-asian="12pt" style:font-name-complex="Courier New" style:font-size-complex="12pt" style:language-complex="ar" style:country-complex="SA"/>
    </style:style>
    <style:style style:name="T13" style:family="text">
      <style:text-properties style:use-window-font-color="true" style:font-name="Courier New" fo:font-size="12pt" fo:language="en" fo:country="US" officeooo:rsid="0050e216" style:font-name-asian="Batang" style:font-size-asian="12pt" style:font-name-complex="Courier New" style:font-size-complex="12pt" style:language-complex="ar" style:country-complex="SA"/>
    </style:style>
    <style:style style:name="T14" style:family="text">
      <style:text-properties style:use-window-font-color="true" style:font-name="Courier New" fo:font-size="12pt" fo:language="en" fo:country="US" officeooo:rsid="0050e2cb" style:font-name-asian="Batang" style:font-size-asian="12pt" style:font-name-complex="Courier New" style:font-size-complex="12pt" style:language-complex="ar" style:country-complex="SA"/>
    </style:style>
    <style:style style:name="T15" style:family="text">
      <style:text-properties style:use-window-font-color="true" style:font-name="Courier New" fo:font-size="12pt" fo:language="en" fo:country="US" officeooo:rsid="0052dceb" style:font-name-asian="Batang" style:font-size-asian="12pt" style:font-name-complex="Courier New" style:font-size-complex="12pt" style:language-complex="ar" style:country-complex="SA"/>
    </style:style>
    <style:style style:name="T16" style:family="text">
      <style:text-properties style:use-window-font-color="true" style:font-name="Courier New" fo:font-size="12pt" fo:language="en" fo:country="US" officeooo:rsid="00537232" style:font-name-asian="Batang" style:font-size-asian="12pt" style:font-name-complex="Courier New" style:font-size-complex="12pt" style:language-complex="ar" style:country-complex="SA"/>
    </style:style>
    <style:style style:name="T17"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T18" style:family="text">
      <style:text-properties style:use-window-font-color="true" style:font-name="Courier New" fo:font-size="12pt" fo:language="en" fo:country="US" officeooo:rsid="0018dd39" fo:background-color="#ffff00" loext:char-shading-value="0" style:font-name-asian="Batang" style:font-size-asian="12pt" style:language-asian="ko" style:country-asian="KR" style:font-name-complex="Courier New" style:font-size-complex="12pt" style:language-complex="ar" style:country-complex="SA"/>
    </style:style>
    <style:style style:name="T19" style:family="text">
      <style:text-properties style:use-window-font-color="true" style:font-name="Courier New" fo:font-size="12pt" fo:language="en" fo:country="US" officeooo:rsid="00175317" style:font-name-asian="Times New Roman" style:font-size-asian="12pt" style:font-name-complex="Courier New" style:font-size-complex="12pt" style:language-complex="ar" style:country-complex="SA"/>
    </style:style>
    <style:style style:name="T20" style:family="text">
      <style:text-properties style:use-window-font-color="true" style:font-name="Liberation Mono" fo:font-size="10pt" fo:language="en" fo:country="US" officeooo:rsid="001a177c" style:font-name-asian="Noto Sans Mono CJK SC" style:font-size-asian="10pt" style:font-name-complex="Liberation Mono" style:font-size-complex="10pt" style:language-complex="ar" style:country-complex="SA"/>
    </style:style>
    <style:style style:name="T21" style:family="text">
      <style:text-properties style:use-window-font-color="true" style:font-name="Liberation Mono" fo:font-size="10pt" fo:language="en" fo:country="US" officeooo:rsid="001a70c5" style:font-name-asian="Noto Sans Mono CJK SC" style:font-size-asian="10pt" style:font-name-complex="Liberation Mono" style:font-size-complex="10pt" style:language-complex="ar" style:country-complex="SA"/>
    </style:style>
    <style:style style:name="T22" style:family="text">
      <style:text-properties style:use-window-font-color="true" style:font-name="Liberation Mono" fo:font-size="10pt" fo:language="en" fo:country="US" officeooo:rsid="001ecaff" style:font-name-asian="Noto Sans Mono CJK SC" style:font-size-asian="10pt" style:font-name-complex="Liberation Mono" style:font-size-complex="10pt" style:language-complex="ar" style:country-complex="SA"/>
    </style:style>
    <style:style style:name="T23" style:family="text">
      <style:text-properties style:use-window-font-color="true" fo:language="en" fo:country="US" officeooo:rsid="001f8242" style:font-name-asian="Noto Sans Mono CJK SC" style:font-name-complex="Liberation Mono" style:language-complex="ar" style:country-complex="SA"/>
    </style:style>
    <style:style style:name="T24" style:family="text">
      <style:text-properties officeooo:rsid="00177abc"/>
    </style:style>
    <style:style style:name="T25" style:family="text">
      <style:text-properties fo:background-color="#ffff00" loext:char-shading-value="0"/>
    </style:style>
    <style:style style:name="T26" style:family="text">
      <style:text-properties style:font-name-complex="Times New Roman"/>
    </style:style>
    <style:style style:name="T27" style:family="text">
      <style:text-properties fo:language="none" fo:country="none" style:language-asian="none" style:country-asian="none"/>
    </style:style>
    <style:style style:name="T28" style:family="text">
      <style:text-properties officeooo:rsid="001a70c5"/>
    </style:style>
    <style:style style:name="T29" style:family="text">
      <style:text-properties officeooo:rsid="002b62eb"/>
    </style:style>
    <style:style style:name="T30" style:family="text">
      <style:text-properties fo:background-color="transparent" loext:char-shading-value="0"/>
    </style:style>
    <style:style style:name="T31" style:family="text">
      <style:text-properties style:font-name="Liberation Mono" fo:font-size="10pt" officeooo:rsid="002b62eb" style:font-size-asian="10pt" style:font-size-complex="10pt"/>
    </style:style>
    <style:style style:name="T32" style:family="text">
      <style:text-properties style:font-name="Liberation Mono" fo:font-size="10pt" officeooo:rsid="002ea3cc" style:font-size-asian="10pt" style:font-size-complex="10pt"/>
    </style:style>
    <style:style style:name="T33" style:family="text">
      <style:text-properties officeooo:rsid="002f5a56"/>
    </style:style>
    <style:style style:name="T34" style:family="text">
      <style:text-properties officeooo:rsid="003129a2"/>
    </style:style>
    <style:style style:name="T35" style:family="text">
      <style:text-properties officeooo:rsid="00333e0c"/>
    </style:style>
    <style:style style:name="T36" style:family="text">
      <style:text-properties officeooo:rsid="00339b04"/>
    </style:style>
    <style:style style:name="T37" style:family="text">
      <style:text-properties officeooo:rsid="0035918a"/>
    </style:style>
    <style:style style:name="T38" style:family="text">
      <style:text-properties officeooo:rsid="0035d64b"/>
    </style:style>
    <style:style style:name="T39" style:family="text">
      <style:text-properties officeooo:rsid="0036ae6b"/>
    </style:style>
    <style:style style:name="T40" style:family="text">
      <style:text-properties officeooo:rsid="00371002"/>
    </style:style>
    <style:style style:name="T41" style:family="text">
      <style:text-properties officeooo:rsid="0038a35d"/>
    </style:style>
    <style:style style:name="T42" style:family="text">
      <style:text-properties officeooo:rsid="0039089b"/>
    </style:style>
    <style:style style:name="T43" style:family="text">
      <style:text-properties officeooo:rsid="0039e9a2"/>
    </style:style>
    <style:style style:name="T44" style:family="text">
      <style:text-properties officeooo:rsid="003b7ba2"/>
    </style:style>
    <style:style style:name="T45" style:family="text">
      <style:text-properties officeooo:rsid="003be27c"/>
    </style:style>
    <style:style style:name="T46" style:family="text">
      <style:text-properties officeooo:rsid="003d03b0"/>
    </style:style>
    <style:style style:name="T47" style:family="text">
      <style:text-properties officeooo:rsid="004496ed"/>
    </style:style>
    <style:style style:name="T48" style:family="text">
      <style:text-properties officeooo:rsid="00459550"/>
    </style:style>
    <style:style style:name="T49" style:family="text">
      <style:text-properties officeooo:rsid="00475fc7"/>
    </style:style>
    <style:style style:name="T50" style:family="text">
      <style:text-properties officeooo:rsid="004eb50f"/>
    </style:style>
    <style:style style:name="T51" style:family="text">
      <style:text-properties officeooo:rsid="00506538"/>
    </style:style>
    <style:style style:name="T52" style:family="text">
      <style:text-properties officeooo:rsid="0050e216"/>
    </style:style>
    <style:style style:name="T53" style:family="text">
      <style:text-properties officeooo:rsid="0043a41f"/>
    </style:style>
    <style:style style:name="T54" style:family="text">
      <style:text-properties officeooo:rsid="0050e2cb"/>
    </style:style>
    <style:style style:name="T55" style:family="text">
      <style:text-properties officeooo:rsid="0052dceb"/>
    </style:style>
    <style:style style:name="T56" style:family="text">
      <style:text-properties officeooo:rsid="00537232"/>
    </style:style>
    <style:style style:name="T57" style:family="text">
      <style:text-properties officeooo:rsid="0054d95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text:bookmark-start text:name="__RefHeading___Toc1402_3553032141"/><text:line-break/><text:span text:style-name="T19">ChatOS Protocol : Anonymized direct TCP chat service</text:span><text:bookmark-end text:name="__RefHeading___Toc1402_3553032141"/></text:h>
      <text:p text:style-name="P24"/>
      <text:p text:style-name="P25">Abstract</text:p>
      <text:p text:style-name="P6"><text:span text:style-name="T31">This note describes the ChatOs Protocol (COP), a protocol used in ChatOS Application to route messages </text:span><text:span text:style-name="T32">in TCP</text:span><text:span text:style-name="T31">. COP can provides private connexion between two users or a public connexion to send messages for all users.</text:span><text:span text:style-name="T29"> <text:s/></text:span></text:p>
      <text:p text:style-name="P24">Status of this Memo</text:p>
      <text:p text:style-name="P26">This document is not an Internet Standards Track specification; it is</text:p>
      <text:p text:style-name="P26">published for examination, experimental implementation, and</text:p>
      <text:p text:style-name="P27">evaluation.</text:p>
      <text:p text:style-name="P27">This document defines an Experimental Protocol for the Internet</text:p>
      <text:p text:style-name="P27">community. <text:s/>This document is a product of the <text:span text:style-name="T20">Apprenticeship Network Programming Group</text:span> (<text:span text:style-name="T28">ANPG</text:span>). <text:s/>It represents the consensus of the <text:span text:style-name="T21">ANPG</text:span></text:p>
      <text:p text:style-name="P27">community. <text:s/>It has received public review and has been approved for</text:p>
      <text:p text:style-name="P27">publication by the Internet Engineering Steering Group (IESG). <text:s/>Not</text:p>
      <text:p text:style-name="P27">all documents approved by the IESG are a candidate for any level of</text:p>
      <text:p text:style-name="P27">Internet Standard; see Section 2 of RFC 5741</text:p>
      <text:p text:style-name="P27"/>
      <text:p text:style-name="P24">Copyright Notice</text:p>
      <text:p text:style-name="P7">Copyright (c) <text:modification-date style:data-style-name="N109">2021</text:modification-date><text:s/>IETF Trust and the persons identified as the document authors. All rights reserved.</text:p>
      <text:p text:style-name="P7">This document is subject to BCP 78 and the IETF Trust’s Legal Provisions Relating to IETF Documents (http://trustee.ietf.org/license-info) in effect on the date of publication of this document. Please review these documents carefully, as they describe your rights and restrictions with respect to this document. </text:p>
      <text:p text:style-name="P31">Summary</text:p>
      <text:p text:style-name="P29"><text:span text:style-name="T22">The ChatOs protocol</text:span> is a very simple protocol used to <text:span text:style-name="T22">communicate with other users</text:span>. This document describes the protocol and its types of packets. <text:s/>The document also explains the reasons behind some of the design decisions.</text:p>
      <text:p text:style-name="P30"/>
      <text:p text:style-name="P30"/>
      <text:p text:style-name="P30"/>
      <text:table-of-content text:style-name="Sect1"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69" text:outline-level="1">Table of Contents</text:h>
          </text:index-title>
          <text:p text:style-name="P67"><text:a xlink:type="simple" xlink:href="#__RefHeading___Toc1402_3553032141" text:style-name="Index_20_Link" text:visited-style-name="Index_20_Link"><text:s/>ChatOS Protocol : Anonymized direct TCP chat service<text:tab/>1</text:a></text:p>
          <text:p text:style-name="P67"><text:a xlink:type="simple" xlink:href="#__RefHeading___Toc258322660" text:style-name="Index_20_Link" text:visited-style-name="Index_20_Link">1. <text:s/>Purpose<text:tab/>3</text:a></text:p>
          <text:p text:style-name="P67"><text:a xlink:type="simple" xlink:href="#__RefHeading___Toc2065_3553032141" text:style-name="Index_20_Link" text:visited-style-name="Index_20_Link">2. <text:s/>ChatOS Protocol packet<text:tab/>6</text:a></text:p>
          <text:p text:style-name="P68"><text:a xlink:type="simple" xlink:href="#__RefHeading___Toc2067_3553032141" text:style-name="Index_20_Link" text:visited-style-name="Index_20_Link">2.1. <text:s/>Introduction<text:tab/>6</text:a></text:p>
          <text:p text:style-name="P68"><text:a xlink:type="simple" xlink:href="#__RefHeading___Toc904_3548497938" text:style-name="Index_20_Link" text:visited-style-name="Index_20_Link">2.2. <text:s/>Client to server packet<text:tab/>6</text:a></text:p>
          <text:p text:style-name="P68"><text:a xlink:type="simple" xlink:href="#__RefHeading___Toc906_3548497938" text:style-name="Index_20_Link" text:visited-style-name="Index_20_Link">2.3. <text:s/>Server to client packet<text:tab/>6</text:a></text:p>
          <text:p text:style-name="P68"><text:a xlink:type="simple" xlink:href="#__RefHeading___Toc908_3548497938" text:style-name="Index_20_Link" text:visited-style-name="Index_20_Link">2.4. <text:s/>Error Packet<text:tab/>6</text:a></text:p>
          <text:p text:style-name="P68"><text:a xlink:type="simple" xlink:href="#__RefHeading___Toc910_3548497938" text:style-name="Index_20_Link" text:visited-style-name="Index_20_Link">2.5. <text:s/>Identification<text:tab/>7</text:a></text:p>
          <text:p text:style-name="P68"><text:a xlink:type="simple" xlink:href="#__RefHeading___Toc912_3548497938" text:style-name="Index_20_Link" text:visited-style-name="Index_20_Link">2.6. <text:s/>Private connection with an other client<text:tab/>8</text:a></text:p>
        </text:index-body>
      </text:table-of-content>
      <text:p text:style-name="P30"/>
      <text:p text:style-name="P30"/>
      <text:p text:style-name="P30"/>
      <text:p text:style-name="P46"/>
      <text:h text:style-name="P72" text:outline-level="1" text:is-list-header="true"/>
      <text:h text:style-name="P70" text:outline-level="1"><text:bookmark-start text:name="__RefHeading___Toc258322660"/>Purpose<text:bookmark-end text:name="__RefHeading___Toc258322660"/></text:h>
      <text:p text:style-name="P28">The ChatOs Protocol is intended to be used for the</text:p>
      <text:p text:style-name="Preformatted_20_Text">transmission of messages between networks. <text:s/>It may also be used for</text:p>
      <text:p text:style-name="Preformatted_20_Text">the local message system of a network or host.</text:p>
      <text:p text:style-name="Preformatted_20_Text"/>
      <text:p text:style-name="Preformatted_20_Text">The focus here is on the internal mechanisms to transmit messages,</text:p>
      <text:p text:style-name="Preformatted_20_Text">rather than the external interface to users. <text:s/>It is assumed that a</text:p>
      <text:p text:style-name="Preformatted_20_Text">number of user interface programs will exist. <text:s/>These will be both new</text:p>
      <text:p text:style-name="Preformatted_20_Text">programs designed to work with this system and old programs designed</text:p>
      <text:p text:style-name="P47">to work with earlier systems.</text:p>
      <text:p text:style-name="P78"><text:span text:style-name="T23"/></text:p>
      <text:h text:style-name="Heading_20_2" text:outline-level="2" text:is-list-header="true"/>
      <text:p text:style-name="P83"/>
      <text:h text:style-name="Heading_20_1" text:outline-level="1">Overview of the protocol</text:h>
      <text:p text:style-name="Standard"><text:tab/></text:p>
      <text:h text:style-name="Heading_20_2" text:outline-level="2">Clients</text:h>
      <text:p text:style-name="Standard">A client is defined in the eyes of the server by a pseudonym and an IP address. The nickname is closen by the user during the first connection, it must not be larger than the maximum size imposed by the server and must not be offensive or rude. Each user has his own nickname and must therefore be unique for better authentification.</text:p>
      <text:p text:style-name="Standard"/>
      <text:h text:style-name="Heading_20_2" text:outline-level="2">Client authentication</text:h>
      <text:p text:style-name="Standard"/>
      <text:p text:style-name="Standard">Clients are subject to a level of authentication. An nickname lookup (and reverse check on this) is performed for all connections made to the server in order to avoid collisions with other nicknames which can lead to authentication difficulties. <text:s/>Users are currently not subjected to a password check. Even if these checks are possible on all connections although the password check is currently not being set by the protocol. </text:p>
      <text:h text:style-name="Heading_20_2" text:outline-level="2">Message</text:h>
      <text:p text:style-name="Standard">Server and clients send each other messages wich may or may not generate a reply.</text:p>
      <text:p text:style-name="Standard">When a server receive a message, it MUST identify its source using (eventually assumed) nickname. If the nickname cannot be found in the server’s internal database, it then is registered if it is valid [See section 2.3]</text:p>
      <text:p text:style-name="Standard">ChatOs messages are always lines of characters terminated with a CRLF pair, and these messages SHALL NOT exceed 512 characters in length, counting all characters including the trailing CRLF. Thus, there are 510 characters maximum allowed for the message. There is no provision for continuation message lines.</text:p>
      <text:p text:style-name="Standard"/>
      <text:p text:style-name="Standard"/>
      <text:h text:style-name="Heading_20_2" text:outline-level="2"><text:soft-page-break/>One-to-one communication</text:h>
      <text:p text:style-name="P82"><text:s text:c="3"/>Communication on a one-to-one basis is usually only performed by clients. To provide a secure means for clients to talk to each other, it is required that all servers be able to send a message in exactly one direction in order to reach any client. </text:p>
      <text:p text:style-name="P82">Example : A message between clients 1 and 2 is only seen by server A, which sends it straight to client 2.</text:p>
      <text:p text:style-name="P82">With this way, this provide a secure manner of exchanging messages with another client.</text:p>
      <text:p text:style-name="P82"/>
      <text:h text:style-name="P77" text:outline-level="2">One-to-all</text:h>
      <text:h text:style-name="P77" text:outline-level="2" text:is-list-header="true"><text:s/>The one-to-all type of message is better described as a broadcast message, sent to all clients. <text:s/>On a large network of users, a single message can result in a lot of traffic being sent over the network in an effort to reach all of the desired destinations.</text:h>
      <text:h text:style-name="P71" text:outline-level="1"><text:bookmark-start text:name="__RefHeading___Toc2065_3553032141"/>ChatOS Protocol packet<text:bookmark-end text:name="__RefHeading___Toc2065_3553032141"/></text:h>
      <text:h text:style-name="P73" text:outline-level="2"><text:bookmark-start text:name="__RefHeading___Toc2067_3553032141"/>Introduction<text:bookmark-end text:name="__RefHeading___Toc2067_3553032141"/></text:h>
      <text:p text:style-name="P8"><text:span text:style-name="T36">To ensure the anonymity of IP adress, the server </text:span><text:span text:style-name="T6">redirects</text:span><text:span text:style-name="T36"> the messages </text:span><text:span text:style-name="T37">provide by the </text:span><text:span text:style-name="T7">sender</text:span><text:span text:style-name="T36"> with it’s own connection </text:span><text:span text:style-name="T37">to the </text:span><text:span text:style-name="T7">receiver</text:span><text:span text:style-name="T36">.</text:span></text:p>
      <text:p text:style-name="P32"><text:span text:style-name="T36"><text:tab/></text:span><text:span text:style-name="T37">Therefore, we can identify two packets types : </text:span></text:p>
      <text:list xml:id="list619155978" text:style-name="List_20_1">
        <text:list-header>
          <text:p text:style-name="P80"><text:s text:c="5"/>. client to server</text:p>
          <text:p text:style-name="P81"><text:s text:c="5"/>. server to client </text:p>
          <text:p text:style-name="P79"/>
        </text:list-header>
      </text:list>
      <text:h text:style-name="Heading_20_2" text:outline-level="2"><text:bookmark-start text:name="__RefHeading___Toc904_3548497938"/><text:span text:style-name="T38">Client to server packet </text:span><text:span text:style-name="T37"><text:s/><text:tab/><text:tab/> </text:span><text:bookmark-end text:name="__RefHeading___Toc904_3548497938"/></text:h>
      <text:p text:style-name="P17">| OP Code <text:s text:c="2"/>| <text:s text:c="14"/>Description <text:s text:c="16"/>|</text:p>
      <text:p text:style-name="P20">+-----------<text:span text:style-name="T34">|-</text:span>------------------------------------------+</text:p>
      <text:p text:style-name="P20">| <text:span text:style-name="T34">0</text:span> <text:s text:c="8"/><text:span text:style-name="T33">| </text:span><text:span text:style-name="T42">Connection request with the ChatOs server </text:span>|</text:p>
      <text:p text:style-name="P35"><text:span text:style-name="T34"><text:s text:c="3"/>| </text:span><text:span text:style-name="T41">1</text:span><text:span text:style-name="T34"> <text:s text:c="8"/></text:span><text:span text:style-name="T33">| </text:span><text:span text:style-name="T43">C</text:span><text:span text:style-name="T40">onnection request </text:span><text:span text:style-name="T41">with a </text:span><text:span text:style-name="T43">specific user</text:span><text:span text:style-name="T41"> <text:s text:c="2"/>|</text:span></text:p>
      <text:p text:style-name="P37"><text:s text:c="3"/><text:span text:style-name="T34">| </text:span><text:span text:style-name="T51">2</text:span><text:span text:style-name="T34"> <text:s text:c="8"/></text:span><text:span text:style-name="T33">| </text:span><text:span text:style-name="T11">Specific user connection request response</text:span><text:span text:style-name="T41"> |</text:span></text:p>
      <text:p text:style-name="P34"><text:span text:style-name="T41"><text:s text:c="3"/>| </text:span><text:span text:style-name="T51">3</text:span><text:span text:style-name="T41"> <text:s text:c="8"/></text:span><text:span text:style-name="T33">| </text:span><text:span text:style-name="T43">M</text:span><text:span text:style-name="T35">essages for all users</text:span><text:span text:style-name="T33"> <text:s text:c="19"/></text:span><text:span text:style-name="T41">|</text:span></text:p>
      <text:p text:style-name="P34"><text:span text:style-name="T41"><text:s text:c="3"/></text:span><text:span text:style-name="T34">| </text:span><text:span text:style-name="T51">4</text:span><text:span text:style-name="T34"> <text:s text:c="8"/></text:span><text:span text:style-name="T33">| </text:span><text:span text:style-name="T43">M</text:span><text:span text:style-name="T35">essage </text:span><text:span text:style-name="T9">for</text:span><text:span text:style-name="T35"> a </text:span><text:span text:style-name="T39">specific </text:span><text:span text:style-name="T35">user <text:s text:c="14"/></text:span><text:span text:style-name="T39">|</text:span></text:p>
      <text:p text:style-name="P33"><text:s text:c="3"/><text:span text:style-name="T30">+-------------------------------------------------------+</text:span></text:p>
      <text:h text:style-name="P74" text:outline-level="2"><text:bookmark-start text:name="__RefHeading___Toc906_3548497938"/><text:span text:style-name="T8">Server </text:span><text:span text:style-name="T38">to client packet <text:s/></text:span><text:bookmark-end text:name="__RefHeading___Toc906_3548497938"/></text:h>
      <text:p text:style-name="P18">| OP Code <text:s text:c="2"/>| <text:s text:c="14"/>Description <text:s text:c="16"/>|</text:p>
      <text:p text:style-name="P16">+-----------<text:span text:style-name="T34">|-</text:span>------------------------------------------+</text:p>
      <text:p text:style-name="P36"><text:span text:style-name="T34"><text:s text:c="3"/>| </text:span><text:span text:style-name="T41">1</text:span><text:span text:style-name="T34"> <text:s text:c="8"/></text:span><text:span text:style-name="T33">| </text:span><text:span text:style-name="T43">C</text:span><text:span text:style-name="T40">onnection request </text:span><text:span text:style-name="T41">with a </text:span><text:span text:style-name="T43">specific user</text:span><text:span text:style-name="T41"> <text:s text:c="2"/>|</text:span></text:p>
      <text:p text:style-name="P22">| <text:span text:style-name="T56">3</text:span> <text:s text:c="8"/><text:span text:style-name="T33">| </text:span><text:span text:style-name="T45">Message with it</text:span><text:span text:style-name="T46">s</text:span><text:span text:style-name="T45"> content</text:span><text:span text:style-name="T33"> <text:s/></text:span><text:s text:c="16"/>|</text:p>
      <text:p text:style-name="P23">| <text:span text:style-name="T56">5</text:span> <text:s text:c="8"/><text:span text:style-name="T33">| </text:span><text:span text:style-name="T55">ChatOs </text:span><text:span text:style-name="T45">Server c</text:span><text:span text:style-name="T44">onnection response <text:s text:c="7"/></text:span><text:span text:style-name="T10"><text:s/></text:span>|</text:p>
      <text:p text:style-name="P16">+-------------------------------------------------------+</text:p>
      <text:p text:style-name="P15"/>
      <text:p text:style-name="P66"/>
      <text:h text:style-name="P75" text:outline-level="2"><text:bookmark-start text:name="__RefHeading___Toc908_3548497938"/>Error Packet<text:bookmark-end text:name="__RefHeading___Toc908_3548497938"/></text:h>
      <text:p text:style-name="P19">| <text:span text:style-name="T50">ERROR</text:span> Code <text:s text:c="2"/>| <text:s text:c="14"/>Description <text:s text:c="16"/>|</text:p>
      <text:p text:style-name="P21">+--------------<text:span text:style-name="T34">|-</text:span>------------------------------------------+</text:p>
      <text:p text:style-name="P21">| <text:span text:style-name="T50">0 <text:s text:c="3"/></text:span><text:s text:c="8"/><text:span text:style-name="T33">| <text:s text:c="42"/></text:span>|</text:p>
      <text:p text:style-name="P21">+----------------------------------------------------------+</text:p>
      <text:p text:style-name="P38"/>
      <text:h text:style-name="Heading_20_2" text:outline-level="2"><text:bookmark-start text:name="__RefHeading___Toc910_3548497938"/><text:bookmark text:name="_Ref86333103"/><text:bookmark text:name="_Ref86156292"/><text:bookmark text:name="_Ref86156304"/>Identification<text:bookmark-end text:name="__RefHeading___Toc910_3548497938"/></text:h>
      <text:p text:style-name="P9">In ChatOS the first step for a<text:span text:style-name="T57">n</text:span> user is to start a connection with the server. The user send a packet with the OPCode 0:</text:p>
      <text:p text:style-name="P52"/>
      <text:p text:style-name="P52"><text:s text:c="20"/>Bytes <text:s text:c="2"/>String</text:p>
      <text:p text:style-name="P48"><text:s text:c="18"/><text:span text:style-name="T52">+</text:span>-------<text:span text:style-name="T52">+</text:span>--------<text:span text:style-name="T52">+</text:span></text:p>
      <text:p text:style-name="P42"><text:s text:c="18"/><text:tab/>| <text:s text:c="2"/>0 <text:s text:c="2"/>| pseudo |</text:p>
      <text:p text:style-name="P42"/>
      <text:p text:style-name="P64"/>
      <text:p text:style-name="P63">If the pseudo is already use by an other user or it’s does </text:p>
      <text:p text:style-name="P63">not respect the rules (too long, prohibited characters), </text:p>
      <text:p text:style-name="P63">the server does not allowed a connection. </text:p>
      <text:p text:style-name="P39"><text:s text:c="2"/></text:p>
      <text:p text:style-name="P60"/>
      <text:p text:style-name="P61">In every case the server send a packet response with the code 4</text:p>
      <text:p text:style-name="P62"><text:span text:style-name="T48">if it’s </text:span><text:span text:style-name="T12">success</text:span><text:span text:style-name="T48"> else an error code (7 and more). <text:s/></text:span></text:p>
      <text:p text:style-name="P61"/>
      <text:p text:style-name="P53"><text:s text:c="20"/>Bytes <text:s text:c="3"/><text:span text:style-name="T56">|</text:span> <text:s text:c="7"/>Bytes </text:p>
      <text:p text:style-name="P49"><text:s text:c="18"/><text:span text:style-name="T52">+</text:span>-------<text:span text:style-name="T52">+</text:span> <text:s/><text:span text:style-name="T56">|</text:span> <text:s/><text:span text:style-name="T52">+</text:span>----------------<text:span text:style-name="T52">+</text:span></text:p>
      <text:p text:style-name="P41"><text:span text:style-name="T53"><text:s text:c="18"/><text:tab/>| <text:s text:c="2"/></text:span><text:span text:style-name="T49">4</text:span><text:span text:style-name="T53"> <text:s text:c="2"/>| <text:s/></text:span><text:span text:style-name="T56">|</text:span><text:span text:style-name="T53"> <text:s/>| <text:s text:c="2"/></text:span><text:span text:style-name="T13">error code</text:span><text:span text:style-name="T49"> </text:span><text:span text:style-name="T53"><text:s text:c="2"/>|</text:span></text:p>
      <text:p text:style-name="P40"/>
      <text:p text:style-name="P45"/>
      <text:p text:style-name="P40"><text:s text:c="4"/></text:p>
      <text:h text:style-name="P76" text:outline-level="2"><text:bookmark-start text:name="__RefHeading___Toc912_3548497938"/>Private connection with an other client<text:bookmark-end text:name="__RefHeading___Toc912_3548497938"/></text:h>
      <text:p text:style-name="P12">The ChatOS specificity it’s the possibility to have a private connection between two users. </text:p>
      <text:p text:style-name="P10"><text:span text:style-name="T52">For this, the client will make a new connection with the server and send a private connection request </text:span><text:span text:style-name="T54">packet:</text:span><text:span text:style-name="T52"> </text:span></text:p>
      <text:p text:style-name="P54"><text:s text:c="20"/>Bytes <text:s text:c="5"/>String</text:p>
      <text:p text:style-name="P50"><text:s text:c="18"/><text:span text:style-name="T52">+</text:span>-------<text:span text:style-name="T52">+</text:span>---------------<text:span text:style-name="T52">+</text:span></text:p>
      <text:p text:style-name="P44"><text:span text:style-name="T53"><text:s text:c="18"/><text:tab/>| <text:s text:c="2"/></text:span><text:span text:style-name="T54">1</text:span><text:span text:style-name="T53"> <text:s text:c="2"/>| </text:span><text:span text:style-name="T15">receiver</text:span><text:span text:style-name="T55"> </text:span><text:span text:style-name="T53">pseudo |</text:span></text:p>
      <text:p text:style-name="P43"/>
      <text:p text:style-name="P13">The server will determinate if the pseudo is available. </text:p>
      <text:p text:style-name="P11"><text:span text:style-name="T52">If it’s possible, the server will open a </text:span><text:span text:style-name="T54">new</text:span><text:span text:style-name="T52"> connection with the </text:span><text:span text:style-name="T13">addressee </text:span><text:span text:style-name="T14">and ask him if it want</text:span><text:span text:style-name="T15">s</text:span><text:span text:style-name="T14"> to established a private connection with the expediter. </text:span></text:p>
      <text:p text:style-name="P14">To do this, the server send the private connection request packet to the addressee but the String content it’s the sender’s pseudonyme now.</text:p>
      <text:p text:style-name="P55"><text:s text:c="20"/>Bytes <text:s text:c="5"/>String</text:p>
      <text:p text:style-name="P51"><text:s text:c="18"/><text:span text:style-name="T52">+</text:span>-------<text:span text:style-name="T52">+</text:span>---------------<text:span text:style-name="T52">+</text:span></text:p>
      <text:p text:style-name="P51"><text:span text:style-name="T15"><text:s text:c="18"/>| <text:s text:c="2"/></text:span><text:span text:style-name="T14">1</text:span><text:span text:style-name="T15"> <text:s text:c="2"/>| sender pseudo |</text:span></text:p>
      <text:p text:style-name="P58"/>
      <text:p text:style-name="P56"><text:span text:style-name="T15">T</text:span><text:span text:style-name="T16">he receiver can accept or not, it’s response it send with a APR (acceptation private request) packet throughout the private connection:</text:span></text:p>
      <text:p text:style-name="P59"/>
      <text:p text:style-name="P56"><text:span text:style-name="T47"><text:s text:c="20"/>Bytes <text:s text:c="3"/></text:span><text:span text:style-name="T16">Byte</text:span></text:p>
      <text:p text:style-name="P51"><text:s text:c="18"/><text:span text:style-name="T52">+</text:span>-------<text:span text:style-name="T52">+</text:span>--------<text:span text:style-name="T52">+</text:span></text:p>
      <text:p text:style-name="P57"><text:span text:style-name="T15"><text:s text:c="18"/>| <text:s text:c="2"/></text:span><text:span text:style-name="T3">2</text:span><text:span text:style-name="T15"> <text:s text:c="2"/>| </text:span><text:span text:style-name="T3">answer</text:span><text:span text:style-name="T15"> |</text:span></text:p>
      <text:p text:style-name="P58"/>
      <text:p text:style-name="P57"><text:span text:style-name="T15">I</text:span><text:span text:style-name="T3">f it’s a negative response the server close properly these two connection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2cm" fo:margin-right="0cm" fo:margin-top="0cm" fo:margin-bottom="0.423cm" loext:contextual-spacing="false" fo:line-height="0.423cm" fo:orphans="2" fo:widows="2" fo:text-indent="0cm" style:auto-text-indent="false" style:writing-mode="lr-tb">
        <style:tab-stops>
          <style:tab-stop style:position="0.762cm"/>
          <style:tab-stop style:position="1.524cm"/>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Courier New" fo:font-family="'Courier New'" style:font-family-generic="modern" fo:font-size="12pt" fo:language="en" fo:country="US" style:font-name-asian="Batang" style:font-family-asian="Batang, 바탕" style:font-family-generic-asian="roman" style:font-pitch-asian="variable" style:font-size-asian="12pt" style:font-name-complex="Courier New" style:font-family-complex="'Courier New'" style:font-family-generic-complex="modern"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style>
    <style:style style:name="Heading_20_2" style:display-name="Heading 2" style:family="paragraph" style:parent-style-name="Standard" style:next-style-name="Standard" style:default-outline-level="2" style:class="text">
      <style:paragraph-properties fo:keep-with-next="always"/>
      <style:text-properties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keep-with-next="always"/>
    </style:style>
    <style:style style:name="Heading_20_8" style:display-name="Heading 8" style:family="paragraph" style:parent-style-name="Standard" style:next-style-name="Standard" style:default-outline-level="8" style:class="text">
      <style:paragraph-properties fo:keep-with-next="always"/>
      <style:text-properties style:font-style-complex="italic"/>
    </style:style>
    <style:style style:name="Heading_20_9" style:display-name="Heading 9" style:family="paragraph" style:parent-style-name="Standard" style:next-style-name="Standard" style:default-outline-level="9" style:class="text">
      <style:paragraph-properties fo:keep-with-next="always"/>
      <style:text-properties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loext:contextual-spacing="false" fo:text-indent="0cm" style:auto-text-indent="false">
        <style:tab-stops>
          <style:tab-stop style:position="8.89cm" style:type="center"/>
          <style:tab-stop style:position="18.203cm" style:type="right"/>
        </style:tab-stops>
      </style:paragraph-properties>
    </style:style>
    <style:style style:name="Footer" style:family="paragraph" style:parent-style-name="Header" style:class="extra">
      <style:text-properties style:language-asian="ko" style:country-asian="KR"/>
    </style:style>
    <style:style style:name="Contents_20_1" style:display-name="Contents 1" style:family="paragraph" style:parent-style-name="Standard" style:next-style-name="Standard" style:class="index">
      <style:paragraph-properties fo:margin-top="0cm" fo:margin-bottom="0cm" loext:contextual-spacing="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1.524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2.286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left="3.04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81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4.572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5.334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6.096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6.85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RFC_20_H1_20_-_20_no_20_num" style:display-name="RFC H1 - no num" style:family="paragraph" style:parent-style-name="Standard" style:next-style-name="Standard" style:default-outline-level="1" style:list-style-name="">
      <style:paragraph-properties fo:margin-left="0cm" fo:margin-right="0cm" fo:text-indent="0cm" style:auto-text-indent="false" fo:keep-with-next="always"/>
      <style:text-properties style:font-name-asian="Times New Roman" style:font-family-asian="'Times New Roman'" style:font-family-generic-asian="roman" style:font-pitch-asian="variable" style:font-weight-complex="bold"/>
    </style:style>
    <style:style style:name="RFC_20_H1_20_-_20_no_20_TOC_20_no_20_num" style:display-name="RFC H1 - no TOC no num" style:family="paragraph" style:parent-style-name="RFC_20_H1_20_-_20_no_20_num" style:next-style-name="Standard" style:default-outline-level=""/>
    <style:style style:name="Footnote" style:family="paragraph" style:parent-style-name="Standard" style:class="extra">
      <style:text-properties fo:font-size="10pt" style:font-size-asian="10pt" style:font-size-complex="10pt"/>
    </style:style>
    <style:style style:name="Caption_20__28_user_29_" style:display-name="Caption (user)" style:family="paragraph" style:parent-style-name="Standard" style:next-style-name="Standard" style:list-style-name="WW8Num28">
      <style:paragraph-properties fo:text-align="center" style:justify-single-word="false"/>
      <style:text-properties style:font-size-complex="10pt" style:font-weight-complex="bold"/>
    </style:style>
    <style:style style:name="RFC_20_References" style:display-name="RFC References" style:family="paragraph" style:parent-style-name="Standard" style:list-style-name="WW8Num22">
      <style:paragraph-properties fo:keep-together="always">
        <style:tab-stops>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style>
    <style:style style:name="RFC_20_References_20_Bookmark" style:display-name="RFC References Bookmark" style:family="paragraph" style:parent-style-name="RFC_20_References" style:list-style-name="">
      <style:paragraph-properties fo:margin-left="3.302cm" fo:margin-right="0cm" fo:text-indent="-2.54cm" style:auto-text-indent="false"/>
    </style:style>
    <style:style style:name="RFC_20_Title" style:display-name="RFC Title" style:family="paragraph" style:parent-style-name="Standard">
      <style:paragraph-properties fo:margin-top="0cm" fo:margin-bottom="0.847cm" loext:contextual-spacing="false" fo:text-align="center" style:justify-single-word="false"/>
      <style:text-properties style:font-name-asian="Times New Roman" style:font-family-asian="'Times New Roman'" style:font-family-generic-asian="roman" style:font-pitch-asian="variable"/>
    </style:style>
    <style:style style:name="RFC_20_Instructions" style:display-name="RFC Instructions" style:family="paragraph" style:parent-style-name="Standard" style:next-style-name="Standard">
      <style:text-properties fo:font-weight="bold" style:font-weight-asian="bold"/>
    </style:style>
    <style:style style:name="RFC_20_List_20_Numbered" style:display-name="RFC List Numbered" style:family="paragraph" style:parent-style-name="Standard" style:list-style-name="WW8Num19">
      <style:paragraph-properties fo:keep-together="always"/>
    </style:style>
    <style:style style:name="RFC_20_App" style:display-name="RFC App" style:family="paragraph" style:parent-style-name="RFC_20_H1_20_-_20_no_20_num" style:next-style-name="Standard" style:list-style-name="WW8Num17">
      <style:paragraph-properties fo:break-before="page"/>
    </style:style>
    <style:style style:name="RFC_20_App_20_H1" style:display-name="RFC App H1" style:family="paragraph" style:parent-style-name="RFC_20_H1_20_-_20_no_20_num" style:next-style-name="Standard" style:default-outline-level="2" style:list-style-name="WW8Num16"/>
    <style:style style:name="RFC_20_App_20_H2" style:display-name="RFC App H2" style:family="paragraph" style:parent-style-name="RFC_20_H1_20_-_20_no_20_num" style:next-style-name="Standard" style:default-outline-level="3" style:list-style-name="WW8Num16"/>
    <style:style style:name="Body_20_Text_20_2" style:display-name="Body Text 2" style:family="paragraph" style:parent-style-name="Standard">
      <style:paragraph-properties fo:margin-top="0cm" fo:margin-bottom="0.212cm" loext:contextual-spacing="false" fo:line-height="200%"/>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2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loext:contextual-spacing="false"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fo:font-size="10pt" style:font-size-asian="10pt" style:font-size-complex="10pt"/>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cm" fo:margin-top="0cm" fo:margin-bottom="0.212cm" loext:contextual-spacing="false" fo:text-indent="0cm" style:auto-text-indent="false"/>
    </style:style>
    <style:style style:name="List_20_Continue_20_2" style:display-name="List Continue 2" style:family="paragraph" style:parent-style-name="Standard">
      <style:paragraph-properties fo:margin-left="1.27cm" fo:margin-right="0cm" fo:margin-top="0cm" fo:margin-bottom="0.212cm" loext:contextual-spacing="false" fo:text-indent="0cm" style:auto-text-indent="false"/>
    </style:style>
    <style:style style:name="List_20_Continue_20_3" style:display-name="List Continue 3" style:family="paragraph" style:parent-style-name="Standard">
      <style:paragraph-properties fo:margin-left="1.905cm" fo:margin-right="0cm" fo:margin-top="0cm" fo:margin-bottom="0.212cm" loext:contextual-spacing="false" fo:text-indent="0cm" style:auto-text-indent="false"/>
    </style:style>
    <style:style style:name="List_20_Continue_20_4" style:display-name="List Continue 4" style:family="paragraph" style:parent-style-name="Standard">
      <style:paragraph-properties fo:margin-left="2.54cm" fo:margin-right="0cm" fo:margin-top="0cm" fo:margin-bottom="0.212cm" loext:contextual-spacing="false" fo:text-indent="0cm" style:auto-text-indent="false"/>
    </style:style>
    <style:style style:name="List_20_Continue_20_5" style:display-name="List Continue 5" style:family="paragraph" style:parent-style-name="Standard">
      <style:paragraph-properties fo:margin-left="3.175cm" fo:margin-right="0cm" fo:margin-top="0cm" fo:margin-bottom="0.212cm" loext: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style:paragraph-properties fo:margin-left="1.905cm" fo:margin-right="0cm" fo:text-indent="-1.905cm" style:auto-text-indent="false" fo:background-color="#cccccc"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RFC_20_Figure" style:display-name="RFC Figure" style:family="paragraph" style:parent-style-name="Standard">
      <style:paragraph-properties fo:margin-top="0cm" fo:margin-bottom="0cm" loext:contextual-spacing="false" fo:keep-together="always" fo:keep-with-next="always"/>
    </style:style>
    <style:style style:name="RFC_20_List_20_Bullet" style:display-name="RFC List Bullet" style:family="paragraph" style:parent-style-name="Standard" style:list-style-name="WW8Num12">
      <style:paragraph-properties fo:keep-together="always"/>
    </style:style>
    <style:style style:name="RFC_20_App_20_H3" style:display-name="RFC App H3" style:family="paragraph" style:parent-style-name="RFC_20_H1_20_-_20_no_20_num" style:next-style-name="Standard" style:default-outline-level="4" style:list-style-name="WW8Num16"/>
    <style:style style:name="RFC_20_App_20_H4" style:display-name="RFC App H4" style:family="paragraph" style:parent-style-name="RFC_20_H1_20_-_20_no_20_num" style:next-style-name="Standard" style:default-outline-level="5" style:list-style-name="WW8Num16"/>
    <style:style style:name="RFC_20_App_20_H5" style:display-name="RFC App H5" style:family="paragraph" style:parent-style-name="RFC_20_H1_20_-_20_no_20_num" style:next-style-name="Standard" style:default-outline-level="6" style:list-style-name="WW8Num16"/>
    <style:style style:name="RFC_20_Boilerplate" style:display-name="RFC Boilerplate" style:family="paragraph" style:parent-style-name="Standard" style:nex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font-size-complex="12pt" style:language-complex="none" style:country-complex="none" style:font-weight-complex="bold"/>
    </style:style>
    <style:style style:name="WW8Num16z1" style:family="text"/>
    <style:style style:name="WW8Num17z0" style:family="text"/>
    <style:style style:name="WW8Num1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Default_20_Paragraph_20_Font" style:display-name="Default Paragraph Font" style:family="text"/>
    <style:style style:name="Endnote_20_Symbol" style:display-name="Endnote Symbol" style:family="text">
      <style:text-properties style:text-position="0% 100%"/>
    </style:style>
    <style:style style:name="Footnote_20_Symbol" style:display-name="Footnote Symbol"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name-asian="Batang" style:font-family-asian="Batang, 바탕" style:font-family-generic-asian="roman" style:font-pitch-asian="variable" style:font-size-asian="8pt" style:font-name-complex="Tahoma" style:font-family-complex="Tahoma" style:font-family-generic-complex="swiss" style:font-pitch-complex="variable" style:font-size-complex="8pt"/>
    </style:style>
    <style:style style:name="Index_20_Link" style:display-name="Index Link" style:family="text"/>
    <style:style style:name="Numbering_20_Symbols" style:display-name="Numbering Symbols" style:family="text"/>
    <text:outline-style style:name="Outline">
      <text:outline-level-style text:level="1" text:style-name="WW8Num21z0"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outline-level-style>
      <text:outline-level-style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outline-level-style>
      <text:outline-level-style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outline-level-style>
      <text:outline-level-style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outline-level-style>
      <text:outline-level-style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outline-level-style>
      <text:outline-level-style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outline-level-style>
      <text:outline-level-style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outline-level-style>
      <text:outline-level-style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1.524cm" fo:text-indent="-0.762cm" fo:margin-left="1.524cm"/>
        </style:list-level-properties>
        <style:text-properties style:font-name="Courier New"/>
      </text:list-level-style-bullet>
      <text:list-level-style-bullet text:level="2" text:style-name="WW8Num12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Append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Appendix "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6z1"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16z1"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WW8Num16z1"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WW8Num16z1"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WW8Num16z1"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6z1" style:num-suffix="." style:num-format="a" style:num-letter-sync="true">
        <style:list-level-properties text:list-level-position-and-space-mode="label-alignment">
          <style:list-level-label-alignment text:label-followed-by="listtab" text:list-tab-stop-position="3.048cm" fo:text-indent="-0.762cm" fo:margin-left="2.54cm"/>
        </style:list-level-properties>
      </text:list-level-style-number>
      <text:list-level-style-number text:level="9" text:style-name="WW8Num16z1"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Appendix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list-level-style-number>
      <text:list-level-style-number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list-level-style-number>
      <text:list-level-style-number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list-level-style-number>
      <text:list-level-style-number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list-level-style-number>
      <text:list-level-style-number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list-level-style-number>
      <text:list-level-style-number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list-level-style-number>
      <text:list-level-style-number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prefix="Article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23z1" style:num-prefix="Section " style:num-format="1" text:display-levels="2">
        <style:list-level-properties text:list-level-position-and-space-mode="label-alignment">
          <style:list-level-label-alignment text:label-followed-by="listtab" text:list-tab-stop-position="3.175cm"/>
        </style:list-level-properties>
      </text:list-level-style-number>
      <text:list-level-style-number text:level="3" text:style-name="WW8Num23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3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3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3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prefix="Figure " style:num-suffix=": " style:num-format="1">
        <style:list-level-properties text:list-level-position-and-space-mode="label-alignment">
          <style:list-level-label-alignment text:label-followed-by="listtab" fo:margin-left="0.762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7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27z3"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text:style-name="WW8Num27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7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27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27z7"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text:style-name="WW8Num27z8"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style="long" number:textual="true"/>
      <number:text> </number:text>
      <number:year number:style="long"/>
    </number:date-style>
    <number:date-style style:name="N108">
      <number:day/>
      <number:text>,</number:text>
    </number:date-style>
    <number:date-style style:name="N109">
      <number:year number:style="long"/>
    </number:date-style>
    <number:date-style style:name="N10121" number:language="en" number:country="US">
      <number:day/>
      <number:text>,</number:text>
    </number:date-style>
    <number:date-style style:name="N10122" number:language="en" number:country="US">
      <number:year number:style="long"/>
    </number:date-style>
    <number:date-style style:name="N10123" number:language="en" number:country="US">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style:language-asian="ko" style:country-asian="KR"/>
    </style:style>
    <style:style style:name="MP2" style:family="paragraph" style:parent-style-name="Header">
      <style:text-properties fo:background-color="transparent"/>
    </style:style>
    <style:style style:name="MP3" style:family="paragraph" style:parent-style-name="Header">
      <style:paragraph-properties fo:text-align="start" style:justify-single-word="false"/>
      <style:text-properties officeooo:rsid="0016fd39" officeooo:paragraph-rsid="0016fd39" fo:background-color="transparent"/>
    </style:style>
    <style:style style:name="MP4" style:family="paragraph" style:parent-style-name="Header">
      <style:paragraph-properties fo:text-align="end" style:justify-single-word="false"/>
      <style:text-properties fo:background-color="transparent"/>
    </style:style>
    <style:style style:name="MP5" style:family="paragraph" style:parent-style-name="Footer">
      <style:text-properties fo:background-color="#ffff00"/>
    </style:style>
    <style:style style:name="MT1" style:family="text">
      <style:text-properties officeooo:rsid="001a177c"/>
    </style:style>
    <style:style style:name="MT2" style:family="text">
      <style:text-properties officeooo:rsid="00175317"/>
    </style:style>
    <style:style style:name="MT3"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MT4"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MT5"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MT6" style:family="text">
      <style:text-properties officeooo:rsid="00177abc"/>
    </style:style>
    <style:style style:name="MT7" style:family="text">
      <style:text-properties fo:background-color="#ffff00" loext:char-shading-value="0"/>
    </style:style>
    <style:style style:name="MT8" style:family="text">
      <style:text-properties style:font-name-complex="Times New Roman"/>
    </style:style>
    <style:style style:name="MT9" style:family="text">
      <style:text-properties fo:language="none" fo:country="none" style:language-asian="none" style:country-asian="none"/>
    </style:style>
    <style:style style:name="MT10" style:family="text">
      <style:text-properties style:use-window-font-color="true" style:font-name="Courier New" fo:font-size="12pt" fo:language="en" fo:country="US" officeooo:rsid="0018dd39" fo:background-color="#ffff00" loext:char-shading-value="0" style:font-name-asian="Batang" style:font-size-asian="12pt" style:language-asian="ko" style:country-asian="KR" style:font-name-complex="Courier New" style:font-size-complex="12pt" style:language-complex="ar" style:country-complex="SA"/>
    </style:style>
    <style:style style:name="MT11"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page-layout style:name="Mpm1">
      <style:page-layout-properties fo:page-width="21.59cm" fo:page-height="27.94cm" style:num-format="1" style:print-orientation="portrait" fo:margin-top="2.54cm" fo:margin-bottom="2.117cm" fo:margin-left="1.27cm" fo:margin-right="2.03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header>
        <text:p text:style-name="MP1"/>
      </style:header>
      <loext:header-first>
        <text:p text:style-name="MP2">Apprenticeship <text:span text:style-name="MT1">N</text:span>etwork <text:span text:style-name="MT1">P</text:span>rogramming <text:span text:style-name="MT1">G</text:span><text:span text:style-name="MT2">roup</text:span><text:tab/><text:span text:style-name="MT3">Y. Rameau</text:span></text:p>
        <text:p text:style-name="MP3"><text:span text:style-name="MT4">Request for Comments: 9912</text:span><text:span text:style-name="MT3"><text:tab/><text:tab/>M. </text:span><text:span text:style-name="MT5">Bouazza</text:span></text:p>
        <text:p text:style-name="MP2"><text:span text:style-name="MT6">Category: Experimental</text:span><text:tab/><text:tab/><text:span text:style-name="MT3">UGE</text:span></text:p>
        <text:p text:style-name="MP4"><text:tab/><text:modification-date style:data-style-name="N0">02/24/2021</text:modification-date></text:p>
        <text:p text:style-name="Header"><text:tab/></text:p>
        <text:p text:style-name="Header"/>
      </loext:header-first>
      <style:footer>
        <text:p text:style-name="Footer"><text:span text:style-name="MT7"><text:line-break/><text:line-break/>&lt;Lastname&gt;</text:span><text:span text:style-name="MT8"><text:tab/></text:span>Expires <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text:conditional-text text:condition="ooow:" text:string-value-if-true="" text:string-value-if-false="" text:current-value="true"/></text:span><text:span text:style-name="MT9">April</text:span><text:span text:style-name="MT9"><text:conditional-text text:condition="ooow:" text:string-value-if-true="" text:string-value-if-false="" text:current-value="true"/></text:span> <text:modification-date style:data-style-name="N0">02/24/2021</text:modification-date><text:s/><text:span text:style-name="MT9"><text:conditional-text text:condition="ooow:" text:string-value-if-true="" text:string-value-if-false="" text:current-value="true"/></text:span><text:span text:style-name="MT9">2014</text:span><text:span text:style-name="MT9"><text:conditional-text text:condition="ooow:" text:string-value-if-true="" text:string-value-if-false="" text:current-value="true"/></text:span><text:span text:style-name="MT8"><text:tab/></text:span>[Page <text:page-number text:select-page="current">5</text:page-number>]</text:p>
        <text:p text:style-name="Standard"/>
      </style:footer>
      <loext:footer-first>
        <text:p text:style-name="MP5"/>
        <text:p text:style-name="MP5"/>
        <text:p text:style-name="MP5"/>
        <text:p text:style-name="Footer"><text:span text:style-name="MT10">Y.Rameau / M.Bouazza</text:span><text:tab/><text:span text:style-name="MT11">ChatOs</text:span><text:tab/>[Page <text:page-number text:select-page="current">1</text:page-number>]</text:p>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etwork Working Group</dc:title>
    <meta:creation-date>2021-02-20T20:30:49.639503936</meta:creation-date>
    <dc:date>2021-02-24T20:25:31.667425759</dc:date>
    <meta:print-date>2004-10-22T22:03:00</meta:print-date>
    <meta:editing-cycles>63</meta:editing-cycles>
    <meta:editing-duration>PT6H19M44S</meta:editing-duration>
    <meta:generator>LibreOffice/6.4.3.2$Linux_X86_64 LibreOffice_project/40$Build-2</meta:generator>
    <meta:document-statistic meta:table-count="0" meta:image-count="0" meta:object-count="0" meta:page-count="8" meta:paragraph-count="120" meta:word-count="1212" meta:character-count="7943" meta:non-whitespace-character-count="6166"/>
  </office:meta>
</office:document-meta>
</file>